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E000001F57324F64C.png" manifest:media-type="image/png"/>
  <manifest:file-entry manifest:full-path="Pictures/10000000000001E0000001DC70E984D2.png" manifest:media-type="image/png"/>
  <manifest:file-entry manifest:full-path="Pictures/10000000000001E2000001E2A6D9A80D.png" manifest:media-type="image/png"/>
  <manifest:file-entry manifest:full-path="Pictures/10000000000001E4000001DE70387C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stroke-dash="Dashed_20__28_var_29_" svg:stroke-width="0.028cm" svg:stroke-color="#000000" draw:marker-start-width="0.245cm" draw:marker-end-width="0.24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28cm" svg:stroke-color="#000000" draw:marker-start-width="0.242cm" draw:marker-end-width="0.24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212cm" svg:height="9.652cm" svg:x="1.726cm" svg:y="0.254cm">
          <draw:image xlink:href="Pictures/10000000000001E4000001DE70387CCB.png" xlink:type="simple" xlink:show="embed" xlink:actuate="onLoad">
            <text:p/>
          </draw:image>
        </draw:frame>
        <draw:frame draw:style-name="gr2" draw:text-style-name="P1" draw:layer="layout" svg:width="10.212cm" svg:height="9.652cm" svg:x="12.192cm" svg:y="0.254cm">
          <draw:image xlink:href="Pictures/10000000000001E2000001E2A6D9A80D.png" xlink:type="simple" xlink:show="embed" xlink:actuate="onLoad">
            <text:p/>
          </draw:image>
        </draw:frame>
        <draw:frame draw:style-name="gr2" draw:text-style-name="P1" draw:layer="layout" svg:width="10.212cm" svg:height="9.906cm" svg:x="1.726cm" svg:y="10.414cm">
          <draw:image xlink:href="Pictures/10000000000001E0000001DC70E984D2.png" xlink:type="simple" xlink:show="embed" xlink:actuate="onLoad">
            <text:p/>
          </draw:image>
        </draw:frame>
        <draw:frame draw:style-name="gr2" draw:text-style-name="P1" draw:layer="layout" svg:width="10.212cm" svg:height="9.906cm" svg:x="12.192cm" svg:y="10.414cm">
          <draw:image xlink:href="Pictures/100000000000022E000001F57324F6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3:59:00.529373466</meta:creation-date>
    <dc:date>2017-05-26T14:15:57.564590121</dc:date>
    <meta:editing-duration>PT1M46S</meta:editing-duration>
    <meta:editing-cycles>1</meta:editing-cycles>
    <meta:document-statistic meta:object-count="27"/>
    <meta:generator>LibreOffice/4.2.8.2$Linux_X86_64 LibreOffice_project/420m0$Build-2</meta:generator>
  </office:meta>
</office:document-meta>
</file>